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laceholderConfigurerTests.trimValuesIs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PlaceholderConfigurerTests.setSystemSystemPropertiesMode_toOverride_andResolveFrom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PlaceholderConfigurerTests.localPropertiesVi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PlaceholderConfigurerTests.nullValueIsPreser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PlaceholderConfigurerTests.setSystemPropertiesMode_defaultIs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laceholderConfigurerTests.twoPlaceholderConfigurers_withConflicting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pertyPlaceholderConfigurerTests.resolveFrom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PlaceholderConfigurerTests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laceholderConfigurerTests.trimValuesIsOff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PlaceholderConfigurerTests.customPlaceholderPrefixAnd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PlaceholderConfigurerTests.resolveFromLoca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PlaceholderConfigur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PlaceholderConfigurerTests.setSystemSystemPropertiesMode_toOverride_andSetSearchSystemEnvironment_to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